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9cm" style:rel-column-width="13102*"/>
    </style:style>
    <style:style style:name="Table3.B" style:family="table-column">
      <style:table-column-properties style:column-width="3.401cm" style:rel-column-width="13109*"/>
    </style:style>
    <style:style style:name="Table3.E" style:family="table-column">
      <style:table-column-properties style:column-width="3.401cm" style:rel-column-width="13113*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33cm" style:rel-column-width="10922*"/>
    </style:style>
    <style:style style:name="Table4.F" style:family="table-column">
      <style:table-column-properties style:column-width="2.835cm" style:rel-column-width="10925*"/>
    </style:style>
    <style:style style:name="Table4.A1" style:family="table-cell">
      <style:table-cell-properties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style:writing-mode="page"/>
    </style:style>
    <style:style style:name="P1" style:family="paragraph" style:parent-style-name="Header">
      <style:text-properties officeooo:paragraph-rsid="0014b31d"/>
    </style:style>
    <style:style style:name="P2" style:family="paragraph" style:parent-style-name="Footer">
      <style:text-properties officeooo:paragraph-rsid="0014b31d"/>
    </style:style>
    <style:style style:name="P3" style:family="paragraph" style:parent-style-name="Table_20_Contents">
      <style:paragraph-properties fo:text-align="end" style:justify-single-word="false"/>
      <style:text-properties style:font-name="Nimbus Mono PS" officeooo:rsid="001ce374" officeooo:paragraph-rsid="001ce374"/>
    </style:style>
    <style:style style:name="P4" style:family="paragraph" style:parent-style-name="Table_20_Contents">
      <style:paragraph-properties fo:text-align="end" style:justify-single-word="false"/>
      <style:text-properties style:font-name="Nimbus Mono PS" officeooo:rsid="001e1d2b" officeooo:paragraph-rsid="001e1d2b"/>
    </style:style>
    <style:style style:name="P5" style:family="paragraph" style:parent-style-name="Table_20_Contents">
      <style:paragraph-properties fo:text-align="end" style:justify-single-word="false"/>
      <style:text-properties style:font-name="Nimbus Mono PS" officeooo:rsid="0022698b" officeooo:paragraph-rsid="0022698b"/>
    </style:style>
    <style:style style:name="P6" style:family="paragraph" style:parent-style-name="Table_20_Contents">
      <style:paragraph-properties fo:text-align="end" style:justify-single-word="false"/>
      <style:text-properties style:font-name="Nimbus Mono PS"/>
    </style:style>
    <style:style style:name="P7" style:family="paragraph" style:parent-style-name="Table_20_Contents">
      <style:paragraph-properties fo:text-align="end" style:justify-single-word="false"/>
      <style:text-properties style:font-name="Nimbus Mono PS" officeooo:rsid="00237757" officeooo:paragraph-rsid="00237757"/>
    </style:style>
    <style:style style:name="P8" style:family="paragraph" style:parent-style-name="Table_20_Contents">
      <style:paragraph-properties fo:text-align="center" style:justify-single-word="false"/>
      <style:text-properties style:font-name="Nimbus Mono PS" officeooo:rsid="002441af" officeooo:paragraph-rsid="002441af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officeooo:rsid="002441af" officeooo:paragraph-rsid="002441af"/>
    </style:style>
    <style:style style:name="P10" style:family="paragraph" style:parent-style-name="Text_20_body">
      <style:text-properties style:text-position="0% 100%" style:font-name="Liberation Serif" fo:font-weight="normal" officeooo:rsid="001e0da1" officeooo:paragraph-rsid="001e0da1" style:font-weight-asian="normal" style:font-weight-complex="normal"/>
    </style:style>
    <style:style style:name="P11" style:family="paragraph" style:parent-style-name="Text_20_body">
      <style:text-properties style:text-position="0% 100%" style:font-name="Liberation Serif" officeooo:rsid="001e1d2b" officeooo:paragraph-rsid="001e1d2b"/>
    </style:style>
    <style:style style:name="P12" style:family="paragraph" style:parent-style-name="Text_20_body">
      <style:text-properties fo:font-weight="bold" officeooo:rsid="001bd473" officeooo:paragraph-rsid="001bd473" style:font-weight-asian="bold" style:font-weight-complex="bold"/>
    </style:style>
    <style:style style:name="P13" style:family="paragraph" style:parent-style-name="Text_20_body">
      <style:text-properties officeooo:rsid="001c3629" officeooo:paragraph-rsid="001c3629"/>
    </style:style>
    <style:style style:name="P14" style:family="paragraph" style:parent-style-name="Text_20_body">
      <style:text-properties officeooo:rsid="001ce374" officeooo:paragraph-rsid="001ce374"/>
    </style:style>
    <style:style style:name="P15" style:family="paragraph" style:parent-style-name="Text_20_body">
      <style:text-properties style:font-name="Liberation Serif" officeooo:rsid="001ce374" officeooo:paragraph-rsid="001ce374"/>
    </style:style>
    <style:style style:name="P16" style:family="paragraph" style:parent-style-name="Text_20_body">
      <style:text-properties style:font-name="Liberation Serif" officeooo:rsid="001e0da1" officeooo:paragraph-rsid="001e0da1"/>
    </style:style>
    <style:style style:name="P17" style:family="paragraph" style:parent-style-name="Text_20_body">
      <style:text-properties style:font-name="Liberation Serif" officeooo:rsid="00218939" officeooo:paragraph-rsid="00218939"/>
    </style:style>
    <style:style style:name="P18" style:family="paragraph" style:parent-style-name="Text_20_body">
      <style:text-properties officeooo:rsid="001e0da1" officeooo:paragraph-rsid="001e0da1"/>
    </style:style>
    <style:style style:name="P19" style:family="paragraph" style:parent-style-name="Text_20_body">
      <style:text-properties officeooo:rsid="0021441a" officeooo:paragraph-rsid="0021441a"/>
    </style:style>
    <style:style style:name="P20" style:family="paragraph" style:parent-style-name="Text_20_body">
      <style:text-properties fo:color="#ff0000" officeooo:rsid="0021441a" officeooo:paragraph-rsid="0021441a"/>
    </style:style>
    <style:style style:name="P21" style:family="paragraph" style:parent-style-name="Text_20_body">
      <style:text-properties fo:color="#000000" style:text-line-through-style="solid" style:text-line-through-type="single" officeooo:rsid="0021441a" officeooo:paragraph-rsid="0021441a"/>
    </style:style>
    <style:style style:name="P22" style:family="paragraph" style:parent-style-name="Text_20_body">
      <style:text-properties fo:color="#000000" style:font-name="Liberation Serif" officeooo:rsid="00237757" officeooo:paragraph-rsid="00237757"/>
    </style:style>
    <style:style style:name="P23" style:family="paragraph" style:parent-style-name="Text_20_body">
      <style:text-properties officeooo:rsid="00218939" officeooo:paragraph-rsid="00218939"/>
    </style:style>
    <style:style style:name="P24" style:family="paragraph" style:parent-style-name="Text_20_body">
      <style:text-properties officeooo:rsid="002441af" officeooo:paragraph-rsid="002441af"/>
    </style:style>
    <style:style style:name="P25" style:family="paragraph" style:parent-style-name="Text_20_body">
      <style:text-properties officeooo:rsid="00245a68" officeooo:paragraph-rsid="00245a68"/>
    </style:style>
    <style:style style:name="P26" style:family="paragraph" style:parent-style-name="Title">
      <style:text-properties style:font-name="Liberation Sans" fo:font-size="28pt" fo:font-weight="bold" officeooo:rsid="001bd473" officeooo:paragraph-rsid="001bd473" style:font-name-asian="Noto Sans CJK SC" style:font-size-asian="28pt" style:font-weight-asian="bold" style:font-name-complex="FreeSans" style:font-size-complex="28pt" style:font-weight-complex="bold"/>
    </style:style>
    <style:style style:name="P27" style:family="paragraph" style:parent-style-name="Heading_20_1">
      <style:text-properties officeooo:rsid="001bd473" officeooo:paragraph-rsid="001bd473"/>
    </style:style>
    <style:style style:name="P28" style:family="paragraph" style:parent-style-name="Heading_20_1">
      <style:text-properties officeooo:rsid="001c3629" officeooo:paragraph-rsid="001c3629"/>
    </style:style>
    <style:style style:name="P29" style:family="paragraph" style:parent-style-name="Heading_20_1" style:list-style-name="">
      <style:text-properties officeooo:rsid="001e0da1" officeooo:paragraph-rsid="001e0da1"/>
    </style:style>
    <style:style style:name="P30" style:family="paragraph" style:parent-style-name="Heading_20_1" style:list-style-name="">
      <style:text-properties officeooo:rsid="002441af" officeooo:paragraph-rsid="002441af"/>
    </style:style>
    <style:style style:name="P31" style:family="paragraph" style:parent-style-name="Heading_20_1">
      <style:text-properties officeooo:rsid="002441af" officeooo:paragraph-rsid="002441af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01e0da1" officeooo:paragraph-rsid="001e0da1"/>
    </style:style>
    <style:style style:name="P34" style:family="paragraph" style:parent-style-name="Heading_20_1">
      <style:paragraph-properties fo:break-before="page"/>
      <style:text-properties officeooo:rsid="001f2a7b" officeooo:paragraph-rsid="001f2a7b"/>
    </style:style>
    <style:style style:name="P35" style:family="paragraph" style:parent-style-name="Heading_20_1">
      <style:paragraph-properties fo:break-before="page"/>
      <style:text-properties officeooo:rsid="0021441a" officeooo:paragraph-rsid="0021441a"/>
    </style:style>
    <style:style style:name="P36" style:family="paragraph" style:parent-style-name="Heading_20_1">
      <style:paragraph-properties fo:break-before="page"/>
      <style:text-properties officeooo:rsid="002441af" officeooo:paragraph-rsid="002441af"/>
    </style:style>
    <style:style style:name="P37" style:family="paragraph" style:parent-style-name="Text_20_body" style:list-style-name="L1">
      <style:text-properties fo:font-weight="normal" officeooo:rsid="001bd473" officeooo:paragraph-rsid="001bd473" style:font-weight-asian="normal" style:font-weight-complex="normal"/>
    </style:style>
    <style:style style:name="P38" style:family="paragraph" style:parent-style-name="Text_20_body">
      <style:text-properties fo:font-weight="normal" officeooo:rsid="001bd473" officeooo:paragraph-rsid="001bd473" style:font-weight-asian="normal" style:font-weight-complex="normal"/>
    </style:style>
    <style:style style:name="P39" style:family="paragraph" style:parent-style-name="Text_20_body" style:list-style-name="L3">
      <style:text-properties fo:font-weight="normal" officeooo:rsid="001c3629" officeooo:paragraph-rsid="001c3629" style:font-weight-asian="normal" style:font-weight-complex="normal"/>
    </style:style>
    <style:style style:name="P40" style:family="paragraph" style:parent-style-name="Text_20_body">
      <style:text-properties fo:font-weight="normal" officeooo:rsid="001c3629" officeooo:paragraph-rsid="001c3629" style:font-weight-asian="normal" style:font-weight-complex="normal"/>
    </style:style>
    <style:style style:name="P41" style:family="paragraph" style:parent-style-name="Text_20_body" style:list-style-name="L2">
      <style:text-properties style:font-name="Nimbus Mono PS" fo:font-weight="bold" officeooo:rsid="001bd473" officeooo:paragraph-rsid="001e0da1" style:font-weight-asian="bold" style:font-weight-complex="bold"/>
    </style:style>
    <style:style style:name="P42" style:family="paragraph" style:parent-style-name="Text_20_body" style:list-style-name="L4">
      <style:text-properties style:font-name="Nimbus Mono PS" officeooo:rsid="001c3629" officeooo:paragraph-rsid="001e0da1"/>
    </style:style>
    <style:style style:name="P43" style:family="paragraph" style:parent-style-name="Text_20_body" style:list-style-name="L7">
      <style:text-properties style:font-name="Nimbus Mono PS" officeooo:rsid="001ce374" officeooo:paragraph-rsid="001ce374"/>
    </style:style>
    <style:style style:name="P44" style:family="paragraph" style:parent-style-name="Text_20_body" style:list-style-name="L9">
      <style:text-properties style:font-name="Nimbus Mono PS" officeooo:rsid="001e0da1" officeooo:paragraph-rsid="001e0da1"/>
    </style:style>
    <style:style style:name="P45" style:family="paragraph" style:parent-style-name="Text_20_body" style:list-style-name="L10">
      <style:text-properties style:font-name="Nimbus Mono PS" officeooo:rsid="001e0da1" officeooo:paragraph-rsid="001e0da1"/>
    </style:style>
    <style:style style:name="P46" style:family="paragraph" style:parent-style-name="Text_20_body" style:list-style-name="L2">
      <style:text-properties style:text-position="0% 100%" style:font-name="Nimbus Mono PS" fo:font-weight="normal" officeooo:rsid="001bd473" officeooo:paragraph-rsid="001e0da1" style:font-weight-asian="normal" style:font-weight-complex="normal"/>
    </style:style>
    <style:style style:name="P47" style:family="paragraph" style:parent-style-name="Text_20_body" style:list-style-name="L8">
      <style:text-properties style:text-position="0% 100%" style:font-name="Nimbus Mono PS" fo:font-weight="normal" officeooo:rsid="001e0da1" officeooo:paragraph-rsid="001e0da1" style:font-weight-asian="normal" style:font-weight-complex="normal"/>
    </style:style>
    <style:style style:name="P48" style:family="paragraph" style:parent-style-name="Text_20_body" style:list-style-name="L16">
      <style:text-properties style:text-position="0% 100%" style:font-name="Nimbus Mono PS" officeooo:rsid="00218939" officeooo:paragraph-rsid="00218939"/>
    </style:style>
    <style:style style:name="P49" style:family="paragraph" style:parent-style-name="Text_20_body" style:list-style-name="L7">
      <style:text-properties style:text-position="0% 100%" style:font-name="Liberation Serif" officeooo:rsid="001ce374" officeooo:paragraph-rsid="001ce374"/>
    </style:style>
    <style:style style:name="P50" style:family="paragraph" style:parent-style-name="Text_20_body">
      <style:text-properties style:text-position="0% 100%" style:font-name="Liberation Serif" officeooo:rsid="001ce374" officeooo:paragraph-rsid="001ce374"/>
    </style:style>
    <style:style style:name="P51" style:family="paragraph" style:parent-style-name="Text_20_body" style:list-style-name="L8">
      <style:text-properties style:text-position="0% 100%" style:font-name="Liberation Serif" fo:font-weight="normal" officeooo:rsid="001e0da1" officeooo:paragraph-rsid="001e0da1" style:font-weight-asian="normal" style:font-weight-complex="normal"/>
    </style:style>
    <style:style style:name="P52" style:family="paragraph" style:parent-style-name="Text_20_body">
      <style:text-properties style:text-position="0% 100%" style:font-name="Liberation Serif" fo:font-weight="normal" officeooo:rsid="001e0da1" officeooo:paragraph-rsid="001e0da1" style:font-weight-asian="normal" style:font-weight-complex="normal"/>
    </style:style>
    <style:style style:name="P53" style:family="paragraph" style:parent-style-name="Text_20_body" style:list-style-name="L11">
      <style:text-properties style:text-position="0% 100%" style:font-name="Liberation Serif" fo:font-weight="normal" officeooo:rsid="001e1d2b" officeooo:paragraph-rsid="001e1d2b" style:font-weight-asian="normal" style:font-weight-complex="normal"/>
    </style:style>
    <style:style style:name="P54" style:family="paragraph" style:parent-style-name="Text_20_body">
      <style:text-properties style:text-position="0% 100%" style:font-name="Liberation Serif" fo:font-weight="normal" officeooo:rsid="001e1d2b" officeooo:paragraph-rsid="001e1d2b" style:font-weight-asian="normal" style:font-weight-complex="normal"/>
    </style:style>
    <style:style style:name="P55" style:family="paragraph" style:parent-style-name="Text_20_body" style:list-style-name="L11">
      <style:text-properties style:text-position="0% 100%" style:font-name="Liberation Serif" officeooo:rsid="001e1d2b" officeooo:paragraph-rsid="001e1d2b"/>
    </style:style>
    <style:style style:name="P56" style:family="paragraph" style:parent-style-name="Text_20_body" style:list-style-name="L9">
      <style:text-properties style:text-position="0% 100%" officeooo:rsid="001e0da1" officeooo:paragraph-rsid="001e0da1"/>
    </style:style>
    <style:style style:name="P57" style:family="paragraph" style:parent-style-name="Text_20_body" style:list-style-name="L3">
      <style:text-properties officeooo:paragraph-rsid="001c3629"/>
    </style:style>
    <style:style style:name="P58" style:family="paragraph" style:parent-style-name="Text_20_body" style:list-style-name="L3">
      <style:text-properties officeooo:rsid="001c3629" officeooo:paragraph-rsid="001c3629"/>
    </style:style>
    <style:style style:name="P59" style:family="paragraph" style:parent-style-name="Text_20_body" style:list-style-name="L5">
      <style:text-properties officeooo:rsid="001c3629" officeooo:paragraph-rsid="001c3629"/>
    </style:style>
    <style:style style:name="P60" style:family="paragraph" style:parent-style-name="Text_20_body" style:list-style-name="L6">
      <style:text-properties officeooo:rsid="001c3629" officeooo:paragraph-rsid="001c3629"/>
    </style:style>
    <style:style style:name="P61" style:family="paragraph" style:parent-style-name="Text_20_body" style:list-style-name="L7"/>
    <style:style style:name="P62" style:family="paragraph" style:parent-style-name="Text_20_body" style:list-style-name="L7">
      <style:text-properties officeooo:rsid="001ce374" officeooo:paragraph-rsid="001ce374"/>
    </style:style>
    <style:style style:name="P63" style:family="paragraph" style:parent-style-name="Text_20_body" style:list-style-name="L9">
      <style:text-properties officeooo:rsid="001e0da1" officeooo:paragraph-rsid="001e0da1"/>
    </style:style>
    <style:style style:name="P64" style:family="paragraph" style:parent-style-name="Text_20_body" style:list-style-name="L12">
      <style:text-properties officeooo:rsid="0021441a" officeooo:paragraph-rsid="0021441a"/>
    </style:style>
    <style:style style:name="P65" style:family="paragraph" style:parent-style-name="Text_20_body" style:list-style-name="L13">
      <style:text-properties officeooo:rsid="0021441a" officeooo:paragraph-rsid="0021441a"/>
    </style:style>
    <style:style style:name="P66" style:family="paragraph" style:parent-style-name="Text_20_body" style:list-style-name="L14">
      <style:text-properties officeooo:rsid="0021441a" officeooo:paragraph-rsid="0021441a"/>
    </style:style>
    <style:style style:name="P67" style:family="paragraph" style:parent-style-name="Text_20_body" style:list-style-name="L12">
      <style:text-properties fo:color="#00a933" officeooo:rsid="0021441a" officeooo:paragraph-rsid="0021441a"/>
    </style:style>
    <style:style style:name="P68" style:family="paragraph" style:parent-style-name="Text_20_body">
      <style:text-properties fo:color="#00a933" style:text-position="0% 100%" style:font-name="Liberation Serif" officeooo:rsid="00218939" officeooo:paragraph-rsid="00218939"/>
    </style:style>
    <style:style style:name="P69" style:family="paragraph" style:parent-style-name="Text_20_body">
      <style:text-properties fo:color="#00a933" style:text-position="0% 100%" style:font-name="Liberation Serif" officeooo:rsid="00237757" officeooo:paragraph-rsid="00237757"/>
    </style:style>
    <style:style style:name="P70" style:family="paragraph" style:parent-style-name="Text_20_body" style:list-style-name="L25">
      <style:text-properties fo:color="#00a933" style:text-position="0% 100%" style:font-name="Liberation Serif" officeooo:rsid="00237757" officeooo:paragraph-rsid="00237757"/>
    </style:style>
    <style:style style:name="P71" style:family="paragraph" style:parent-style-name="Text_20_body" style:list-style-name="L19">
      <style:text-properties fo:color="#00a933" style:font-name="Liberation Serif" officeooo:rsid="00218939" officeooo:paragraph-rsid="00218939"/>
    </style:style>
    <style:style style:name="P72" style:family="paragraph" style:parent-style-name="Text_20_body" style:list-style-name="L12">
      <style:text-properties fo:color="#ff0000" officeooo:rsid="0021441a" officeooo:paragraph-rsid="0021441a"/>
    </style:style>
    <style:style style:name="P73" style:family="paragraph" style:parent-style-name="Text_20_body">
      <style:text-properties fo:color="#ff0000" style:text-position="0% 100%" style:font-name="Liberation Serif" fo:font-weight="normal" officeooo:rsid="00218939" officeooo:paragraph-rsid="00218939" style:font-weight-asian="normal" style:font-weight-complex="normal"/>
    </style:style>
    <style:style style:name="P74" style:family="paragraph" style:parent-style-name="Text_20_body" style:list-style-name="L20">
      <style:text-properties fo:color="#ff0000" style:text-position="0% 100%" style:font-name="Liberation Serif" fo:font-weight="normal" officeooo:rsid="00218939" officeooo:paragraph-rsid="00218939" style:font-weight-asian="normal" style:font-weight-complex="normal"/>
    </style:style>
    <style:style style:name="P75" style:family="paragraph" style:parent-style-name="Text_20_body">
      <style:text-properties fo:color="#ff0000" style:text-position="0% 100%" style:font-name="Liberation Serif" officeooo:rsid="00237757" officeooo:paragraph-rsid="00237757"/>
    </style:style>
    <style:style style:name="P76" style:family="paragraph" style:parent-style-name="Text_20_body" style:list-style-name="L26">
      <style:text-properties fo:color="#ff0000" style:text-position="0% 100%" style:font-name="Liberation Serif" officeooo:rsid="00237757" officeooo:paragraph-rsid="00237757"/>
    </style:style>
    <style:style style:name="P77" style:family="paragraph" style:parent-style-name="Text_20_body" style:list-style-name="L15">
      <style:text-properties fo:color="#000000" style:text-line-through-style="none" style:text-line-through-type="none" style:text-position="0% 100%" style:font-name="Nimbus Mono PS" officeooo:rsid="00218939" officeooo:paragraph-rsid="00218939"/>
    </style:style>
    <style:style style:name="P78" style:family="paragraph" style:parent-style-name="Text_20_body">
      <style:text-properties fo:color="#000000" style:text-position="0% 100%" style:font-name="Liberation Serif" officeooo:rsid="0022698b" officeooo:paragraph-rsid="0022698b"/>
    </style:style>
    <style:style style:name="P79" style:family="paragraph" style:parent-style-name="Text_20_body">
      <style:text-properties fo:color="#000000" style:text-position="0% 100%" style:font-name="Liberation Serif" officeooo:rsid="00237757" officeooo:paragraph-rsid="00237757"/>
    </style:style>
    <style:style style:name="P80" style:family="paragraph" style:parent-style-name="Text_20_body">
      <style:text-properties fo:color="#000000" style:text-position="0% 100%" style:font-name="Liberation Serif" officeooo:rsid="002441af" officeooo:paragraph-rsid="002441af"/>
    </style:style>
    <style:style style:name="P81" style:family="paragraph" style:parent-style-name="Text_20_body" style:list-style-name="L27">
      <style:text-properties fo:color="#000000" style:text-position="0% 100%" style:font-name="Liberation Serif" officeooo:rsid="002441af" officeooo:paragraph-rsid="002441af"/>
    </style:style>
    <style:style style:name="P82" style:family="paragraph" style:parent-style-name="Text_20_body">
      <style:text-properties fo:color="#000000" style:text-position="0% 100%" style:font-name="Nimbus Mono PS" officeooo:rsid="00237757" officeooo:paragraph-rsid="00237757"/>
    </style:style>
    <style:style style:name="P83" style:family="paragraph" style:parent-style-name="Text_20_body" style:list-style-name="L22">
      <style:text-properties fo:color="#000000" style:text-position="0% 100%" style:font-name="Nimbus Mono PS" officeooo:rsid="00237757" officeooo:paragraph-rsid="00237757"/>
    </style:style>
    <style:style style:name="P84" style:family="paragraph" style:parent-style-name="Text_20_body" style:list-style-name="L21">
      <style:text-properties fo:color="#000000" style:font-name="Liberation Serif" officeooo:rsid="0022698b" officeooo:paragraph-rsid="0022698b"/>
    </style:style>
    <style:style style:name="P85" style:family="paragraph" style:parent-style-name="Text_20_body" style:list-style-name="L27">
      <style:text-properties fo:color="#000000" style:font-name="Liberation Serif" officeooo:rsid="002441af" officeooo:paragraph-rsid="002441af"/>
    </style:style>
    <style:style style:name="P86" style:family="paragraph" style:parent-style-name="Text_20_body" style:list-style-name="L23">
      <style:text-properties fo:color="#000000" style:font-name="Nimbus Mono PS" officeooo:rsid="00237757" officeooo:paragraph-rsid="00237757"/>
    </style:style>
    <style:style style:name="P87" style:family="paragraph" style:parent-style-name="Text_20_body" style:list-style-name="L24">
      <style:text-properties fo:color="#000000" style:font-name="Nimbus Mono PS" officeooo:rsid="00237757" officeooo:paragraph-rsid="00237757"/>
    </style:style>
    <style:style style:name="P88" style:family="paragraph" style:parent-style-name="Text_20_body" style:list-style-name="L17">
      <style:text-properties officeooo:rsid="00218939" officeooo:paragraph-rsid="00218939"/>
    </style:style>
    <style:style style:name="P89" style:family="paragraph" style:parent-style-name="Text_20_body" style:list-style-name="L18">
      <style:text-properties officeooo:rsid="00218939" officeooo:paragraph-rsid="00218939"/>
    </style:style>
    <style:style style:name="P90" style:family="paragraph" style:parent-style-name="Text_20_body" style:list-style-name="L28">
      <style:text-properties officeooo:rsid="002441af" officeooo:paragraph-rsid="002441af"/>
    </style:style>
    <style:style style:name="P91" style:family="paragraph" style:parent-style-name="Text_20_body" style:list-style-name="L29">
      <style:text-properties officeooo:rsid="00245a68" officeooo:paragraph-rsid="00245a68"/>
    </style:style>
    <style:style style:name="T1" style:family="text">
      <style:text-properties officeooo:rsid="00171d27"/>
    </style:style>
    <style:style style:name="T2" style:family="text">
      <style:text-properties officeooo:rsid="0014b31d"/>
    </style:style>
    <style:style style:name="T3" style:family="text">
      <style:text-properties officeooo:rsid="001bd473"/>
    </style:style>
    <style:style style:name="T4" style:family="text">
      <style:text-properties officeooo:rsid="00185a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3629" style:font-weight-asian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weight="normal" style:font-weight-asian="normal" style:font-weight-complex="normal"/>
    </style:style>
    <style:style style:name="T10" style:family="text">
      <style:text-properties style:text-position="super 58%" style:font-name="Nimbus Mono PS" officeooo:rsid="001ce374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fo:font-weight="bold" style:font-weight-asian="bold" style:font-weight-complex="bold"/>
    </style:style>
    <style:style style:name="T14" style:family="text">
      <style:text-properties style:text-position="0% 100%" style:font-name="Nimbus Mono PS"/>
    </style:style>
    <style:style style:name="T15" style:family="text">
      <style:text-properties style:text-position="0% 100%" style:font-name="Nimbus Mono PS" officeooo:rsid="001ce374"/>
    </style:style>
    <style:style style:name="T16" style:family="text">
      <style:text-properties style:text-position="0% 100%" officeooo:rsid="001ce374"/>
    </style:style>
    <style:style style:name="T17" style:family="text">
      <style:text-properties style:text-position="0% 100%" style:font-name="Liberation Serif"/>
    </style:style>
    <style:style style:name="T18" style:family="text">
      <style:text-properties style:text-position="0% 100%" style:font-name="Liberation Serif" officeooo:rsid="001ce374"/>
    </style:style>
    <style:style style:name="T19" style:family="text">
      <style:text-properties style:text-position="0% 100%" officeooo:rsid="00218939"/>
    </style:style>
    <style:style style:name="T20" style:family="text">
      <style:text-properties style:text-position="sub 58%"/>
    </style:style>
    <style:style style:name="T21" style:family="text">
      <style:text-properties style:text-position="sub 58%" fo:font-weight="normal" style:font-weight-asian="normal" style:font-weight-complex="normal"/>
    </style:style>
    <style:style style:name="T22" style:family="text">
      <style:text-properties style:text-position="sub 58%" fo:font-weight="normal" officeooo:rsid="001c3629" style:font-weight-asian="normal" style:font-weight-complex="normal"/>
    </style:style>
    <style:style style:name="T23" style:family="text">
      <style:text-properties style:text-position="sub 58%" officeooo:rsid="0022698b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line-through-style="none" style:text-line-through-type="none" style:text-position="0% 100%" officeooo:rsid="00218939"/>
    </style:style>
    <style:style style:name="T26" style:family="text">
      <style:text-properties style:text-line-through-style="none" style:text-line-through-type="none" officeooo:rsid="00218939"/>
    </style:style>
    <style:style style:name="T27" style:family="text">
      <style:text-properties style:text-line-through-style="none" style:text-line-through-type="none" style:text-position="sub 58%" officeooo:rsid="00218939"/>
    </style:style>
    <style:style style:name="T28" style:family="text">
      <style:text-properties officeooo:rsid="0022698b"/>
    </style:style>
    <style:style style:name="T29" style:family="text">
      <style:text-properties officeooo:rsid="002377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Binary 1</text:p>
      <text:h text:style-name="P27" text:outline-level="1">Positional Numbering Systems</text:h>
      <text:p text:style-name="P12"><text:span text:style-name="T6">Binary is an example of a positional numbering system. Before that, let’s look at </text:span>decimal<text:span text:style-name="T6">.</text:span></text:p>
      <text:list xml:id="list3343440331" text:style-name="L1">
        <text:list-item>
          <text:p text:style-name="P37">Humans typically use the decimal system.</text:p>
        </text:list-item>
        <text:list-item>
          <text:p text:style-name="P37">The decimal system is also called the base-ten number system.</text:p>
        </text:list-item>
        <text:list-item>
          <text:p text:style-name="P37">This is because there are ten digits: 1, 2, 3, 4, 5, 6, 7, 8, 9, and 0</text:p>
        </text:list-item>
        <text:list-item>
          <text:p text:style-name="P37">These digits can represent different numbers based on their relative position.</text:p>
        </text:list-item>
      </text:list>
      <text:p text:style-name="P38">For example, 4604 interpreted in base 10 would be…</text:p>
      <text:list xml:id="list1066201199" text:style-name="L2">
        <text:list-item>
          <text:p text:style-name="P41"><text:span text:style-name="T6">4 * 10</text:span><text:span text:style-name="T9">3</text:span><text:span text:style-name="T12"> + 6 * 10</text:span><text:span text:style-name="T9">2 </text:span><text:span text:style-name="T12">+ 0 * 10</text:span><text:span text:style-name="T9">1 </text:span><text:span text:style-name="T12">+ 4 * 10</text:span><text:span text:style-name="T9">0 </text:span><text:span text:style-name="T12"><text:line-break/>4 * 1000 + 6 * 100 + 0 * 10 + 4 * 1<text:line-break/>4000 + 600 + 0 + 4</text:span></text:p>
        </text:list-item>
        <text:list-item>
          <text:p text:style-name="P46">= 4604</text:p>
        </text:list-item>
      </text:list>
      <text:p text:style-name="P13">Modern computers use <text:span text:style-name="T5">binary </text:span><text:span text:style-name="T6">for representing numbers.</text:span></text:p>
      <text:list xml:id="list2735019699" text:style-name="L3">
        <text:list-item>
          <text:p text:style-name="P58"><text:span text:style-name="T6">Binary is the </text:span><text:span text:style-name="T5">base-two</text:span><text:span text:style-name="T6"> number system</text:span></text:p>
        </text:list-item>
        <text:list-item>
          <text:p text:style-name="P58"><text:span text:style-name="T6">This is because there are </text:span><text:span text:style-name="T5">two </text:span><text:span text:style-name="T24">b</text:span><text:span text:style-name="T5">inary dig</text:span><text:span text:style-name="T24">its</text:span><text:span text:style-name="T5"> (bits)</text:span><text:span text:style-name="T6">: 1 and 0</text:span></text:p>
        </text:list-item>
        <text:list-item>
          <text:p text:style-name="P58"><text:span text:style-name="T6">To distinguish between numbers in different bases, we use </text:span><text:span text:style-name="T5">radix notation</text:span></text:p>
          <text:list>
            <text:list-item>
              <text:p text:style-name="P57"><text:span text:style-name="T7">e.g.: 10010</text:span><text:span text:style-name="T22">10</text:span><text:span text:style-name="T7"> is a decimal number, 10010</text:span><text:span text:style-name="T22">2</text:span><text:span text:style-name="T7"> is a binary number, 10010</text:span><text:span text:style-name="T22">5</text:span><text:span text:style-name="T7"> is a base-five number</text:span></text:p>
            </text:list-item>
            <text:list-item>
              <text:p text:style-name="P58"><text:span text:style-name="T7">T</text:span><text:span text:style-name="T6">his is typically used for arithmetic</text:span></text:p>
            </text:list-item>
          </text:list>
        </text:list-item>
        <text:list-item>
          <text:p text:style-name="P39">Alternatively, you can also use prefix notation.</text:p>
          <text:list>
            <text:list-item>
              <text:p text:style-name="P39">The prefix for binary numbers is 0b, e.g.: 0b010101</text:p>
            </text:list-item>
            <text:list-item>
              <text:p text:style-name="P39">This is typically used for programming</text:p>
            </text:list-item>
          </text:list>
        </text:list-item>
      </text:list>
      <text:p text:style-name="P40">1001 in base-2 would be interpreted in base-10 as…</text:p>
      <text:list xml:id="list2151783926" text:style-name="L4">
        <text:list-item>
          <text:p text:style-name="P42"><text:span text:style-name="T6">1 * 2</text:span><text:span text:style-name="T9">3 </text:span><text:span text:style-name="T12">+ 0 * 2</text:span><text:span text:style-name="T9">2 </text:span><text:span text:style-name="T12">+ 0 * 2</text:span><text:span text:style-name="T9">1 </text:span><text:span text:style-name="T12">+ 1 * 2</text:span><text:span text:style-name="T9">0</text:span><text:span text:style-name="T12"><text:line-break/>1 * 8 + 0 * 4 + 0 * 2 + 1 * 1<text:line-break/>8 + 0 + 0 + 1</text:span></text:p>
        </text:list-item>
        <text:list-item>
          <text:p text:style-name="P42"><text:span text:style-name="T12">= 9</text:span><text:span text:style-name="T21">10</text:span></text:p>
        </text:list-item>
      </text:list>
      <text:p text:style-name="P13">In decimal, it is usual to group up numbers into a series of 3 digits.</text:p>
      <text:list xml:id="list1532033303" text:style-name="L5">
        <text:list-item>
          <text:p text:style-name="P59">8012609103<text:span text:style-name="T20">10</text:span><text:span text:style-name="T11">, or 8, 012, 609, 103</text:span><text:span text:style-name="T20">10</text:span></text:p>
        </text:list-item>
      </text:list>
      <text:p text:style-name="P13"><text:soft-page-break/>Bits can be grouped up in 8, known as <text:span text:style-name="T5">byte</text:span><text:span text:style-name="T6">s, or 4, known as </text:span><text:span text:style-name="T5">nybble</text:span><text:span text:style-name="T6">s.</text:span></text:p>
      <text:list xml:id="list2386795921" text:style-name="L6">
        <text:list-item>
          <text:p text:style-name="P60"><text:span text:style-name="T6">10010111</text:span><text:span text:style-name="T21">2 </text:span><text:span text:style-name="T12">is an example of a byte</text:span></text:p>
        </text:list-item>
        <text:list-item>
          <text:p text:style-name="P60"><text:span text:style-name="T12">1010</text:span><text:span text:style-name="T21">2 </text:span><text:span text:style-name="T12">is an example of a nybble</text:span></text:p>
        </text:list-item>
      </text:list>
      <text:h text:style-name="P28" text:outline-level="1">Base conversions</text:h>
      <text:p text:style-name="P14">You can interpret numbers written in any base into decimal, but how do you <text:span text:style-name="T5">convert decimal numbers</text:span>?</text:p>
      <text:list xml:id="list848716867" text:style-name="L7">
        <text:list-item>
          <text:p text:style-name="P62">If we were to convert 25<text:span text:style-name="T20">10</text:span><text:span text:style-name="T11"> to binary…</text:span></text:p>
        </text:list-item>
        <text:list-item>
          <text:p text:style-name="P61"><text:span text:style-name="T16">Find the number of bits you need. With </text:span><text:span text:style-name="T15">2</text:span><text:span text:style-name="T10">n</text:span><text:span text:style-name="T15"> – 1 = Max Value </text:span><text:span text:style-name="T18">you can find how many bits you need. In this case, we need 5 bits.</text:span></text:p>
        </text:list-item>
        <text:list-item>
          <text:p text:style-name="P49">Perform repeated subtractions.</text:p>
          <text:list>
            <text:list-item>
              <text:p text:style-name="P43"><text:span text:style-name="T11">25 – 16 = 9 </text:span><text:span text:style-name="T17">so we fill out 1 in the value for 16.<text:line-break/>9</text:span><text:span text:style-name="T11"> – 8 = 1 </text:span><text:span text:style-name="T17">so we fill out 1 in the value for 8.<text:line-break/>We can’t perform subtractions for 4 and 2<text:line-break/></text:span><text:span text:style-name="T11">1 – 1 = 0 </text:span><text:span text:style-name="T17">so we fill out 1 in the value for 1.</text:span></text:p>
            </text:list-item>
          </text:list>
        </text:list-item>
      </text:list>
      <text:p text:style-name="P50">In the end…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16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</table:table>
      <text:p text:style-name="P15">We end up with the number 11001<text:span text:style-name="T20">2</text:span></text:p>
      <text:p text:style-name="P10">Another way is through division.</text:p>
      <text:list xml:id="list2021773495" text:style-name="L8">
        <text:list-item>
          <text:p text:style-name="P51">Simply divide by 2 and pull down the number until you get 0</text:p>
        </text:list-item>
        <text:list-item>
          <text:p text:style-name="P47">25 / 2 = 12 <text:tab/>r 1<text:line-break/>12 / 2 = 6 <text:tab/>r 0<text:line-break/>6 / 2 = 3 <text:tab/>r 0<text:line-break/>3 / 2 = 1 <text:tab/>r 1<text:line-break/>1 / 2 = 0 <text:tab/>r 1</text:p>
        </text:list-item>
      </text:list>
      <text:p text:style-name="P16"><text:span text:style-name="T12">Afterwards, just read the remainders from the bottom up, so the final answer is 11001</text:span><text:span text:style-name="T21">2</text:span></text:p>
      <text:p text:style-name="P10">This can be applied for other bases. For base 3, just divide by 3.</text:p>
      <text:h text:style-name="P29" text:outline-level="1"/>
      <text:h text:style-name="P33" text:outline-level="1">Fractional Components</text:h>
      <text:p text:style-name="P18">Numbers in any base can have a fractional component.</text:p>
      <text:list xml:id="list353330883" text:style-name="L9">
        <text:list-item>
          <text:p text:style-name="P63">51.5<text:span text:style-name="T20">10 </text:span><text:span text:style-name="T11">(decimal point)</text:span></text:p>
        </text:list-item>
        <text:list-item>
          <text:p text:style-name="P63"><text:span text:style-name="T11">1011.1101</text:span><text:span text:style-name="T20">2 </text:span><text:span text:style-name="T11">(binary point)</text:span></text:p>
        </text:list-item>
        <text:list-item>
          <text:p text:style-name="P56">It’s simple to interpret fractional binary numbers using the system we already saw if we consider negative positions as well.</text:p>
          <text:list>
            <text:list-item>
              <text:p text:style-name="P44"><text:span text:style-name="T11">n</text:span><text:span text:style-name="T8">- m </text:span><text:span text:style-name="T11">= 1 / n</text:span><text:span text:style-name="T8">m</text:span></text:p>
            </text:list-item>
          </text:list>
        </text:list-item>
      </text:list>
      <text:p text:style-name="P18">For example, take 0.101</text:p>
      <text:list xml:id="list601272374" text:style-name="L10">
        <text:list-item>
          <text:p text:style-name="P45">0 * 2<text:span text:style-name="T8">0 </text:span><text:span text:style-name="T11">+ 1 * 2</text:span><text:span text:style-name="T8">-1</text:span><text:span text:style-name="T11"> + 0 * 2</text:span><text:span text:style-name="T8">-2 </text:span><text:span text:style-name="T11">+ 1 * 2</text:span><text:span text:style-name="T8">-3<text:line-break/></text:span><text:span text:style-name="T11">0 * 1 + 1 * 0.5 + 0 * 0.25 + 1 * 0.125<text:line-break/>0 + 0.5 + 0 + 0.125</text:span></text:p>
        </text:list-item>
        <text:list-item>
          <text:p text:style-name="P45"><text:span text:style-name="T11">= 0.625</text:span><text:span text:style-name="T20">10</text:span></text:p>
        </text:list-item>
      </text:list>
      <text:p text:style-name="P11">How do we go in the other direction? 0.375<text:span text:style-name="T20">10 </text:span>in binary?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">0.5</text:p>
          </table:table-cell>
          <table:table-cell table:style-name="Table2.A1" office:value-type="string">
            <text:p text:style-name="P4">0.25</text:p>
          </table:table-cell>
          <table:table-cell table:style-name="Table2.A1" office:value-type="string">
            <text:p text:style-name="P4">0.125</text:p>
          </table:table-cell>
          <table:table-cell table:style-name="Table2.A1" office:value-type="string">
            <text:p text:style-name="P4">0.0625</text:p>
          </table:table-cell>
        </table:table-row>
        <table:table-row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</table:table-row>
      </table:table>
      <text:p text:style-name="P11"/>
      <text:p text:style-name="P11">so the final number is 0.011<text:span text:style-name="T20">2 </text:span></text:p>
      <text:p text:style-name="P11">Some fractional decimal components can be converted to binary without problem.</text:p>
      <text:list xml:id="list539643176" text:style-name="L11">
        <text:list-item>
          <text:p text:style-name="P55">However, fractional components may have an <text:span text:style-name="T5">infinite series of digits </text:span><text:span text:style-name="T6">in other bases. </text:span></text:p>
          <text:list>
            <text:list-item>
              <text:p text:style-name="P55"><text:span text:style-name="T6">For example, 0.3</text:span><text:span text:style-name="T21">10 </text:span><text:span text:style-name="T6">in binary can not be exactly represented.</text:span></text:p>
            </text:list-item>
          </text:list>
        </text:list-item>
        <text:list-item>
          <text:p text:style-name="P53">This isn’t just for binary. 2/3 can not be accurately represented in denary.</text:p>
        </text:list-item>
        <text:list-item>
          <text:p text:style-name="P53">There are specialised algorithms that can be used to ensure the highest possible degree of accuracy over many calculations.</text:p>
        </text:list-item>
        <text:list-item>
          <text:p text:style-name="P53">A simpler way to deal with any loss of accuracy is just to specify how many digits of accuracy you are using.</text:p>
          <text:list>
            <text:list-item>
              <text:p text:style-name="P55"><text:span text:style-name="T6">e.g.: 0.3</text:span><text:span text:style-name="T21">10 </text:span><text:span text:style-name="T6">in binary is 0.01100 to five bits of accuracy to the right of the binary point.</text:span></text:p>
            </text:list-item>
          </text:list>
        </text:list-item>
      </text:list>
      <text:p text:style-name="P54"/>
      <text:h text:style-name="P34" text:outline-level="1">Signed-magnitude Binary</text:h>
      <text:p text:style-name="P19">The binary we’ve been looking at is unsigned binary. Negative values can’t be represented using unsigned binary.</text:p>
      <text:p text:style-name="P19">There are several ways to represent negative values. </text:p>
      <text:p text:style-name="P19">In <text:span text:style-name="T5">signed magnitude</text:span>, we assume the most significant bit is a sign bit</text:p>
      <text:list xml:id="list1518744242" text:style-name="L12">
        <text:list-item>
          <text:list>
            <text:list-item>
              <text:p text:style-name="P64">If the sign bit is 0 then the number is positive.</text:p>
            </text:list-item>
            <text:list-item>
              <text:p text:style-name="P64">If the sign bit is 1 then the number is negative.</text:p>
            </text:list-item>
          </text:list>
        </text:list-item>
        <text:list-item>
          <text:p text:style-name="P64">The remaining bits are interpreted as unsigned binary (the magnitude)</text:p>
        </text:list-item>
        <text:list-item>
          <text:p text:style-name="P64">01101 signed magnitude is +13</text:p>
          <text:list>
            <text:list-item>
              <text:p text:style-name="P64">The MSB is 0, therefore the value is positive.</text:p>
            </text:list-item>
            <text:list-item>
              <text:p text:style-name="P64">The mangitude is 1101, which is 13</text:p>
            </text:list-item>
          </text:list>
        </text:list-item>
        <text:list-item>
          <text:p text:style-name="P64">11011 signed magnitude is -11</text:p>
          <text:list>
            <text:list-item>
              <text:p text:style-name="P64">The MSB is 1, therefore the vlaue is negative.</text:p>
            </text:list-item>
            <text:list-item>
              <text:p text:style-name="P64">The magnitude is 1011, which is 11</text:p>
            </text:list-item>
          </text:list>
        </text:list-item>
        <text:list-item>
          <text:p text:style-name="P67">Advantages:</text:p>
          <text:list>
            <text:list-item>
              <text:p text:style-name="P67">signed magnitude is a simple and intuitive representation</text:p>
            </text:list-item>
            <text:list-item>
              <text:p text:style-name="P67">Easy to convert unsigned values to positive signed values</text:p>
            </text:list-item>
          </text:list>
        </text:list-item>
        <text:list-item>
          <text:p text:style-name="P72">Disadvantages:</text:p>
          <text:list>
            <text:list-item>
              <text:p text:style-name="P72">The sign bit makes it difficult to perform arithmetic</text:p>
            </text:list-item>
            <text:list-item>
              <text:p text:style-name="P72">There are two representations of 0, which makes 0 mathematically.</text:p>
              <text:list>
                <text:list-item>
                  <text:p text:style-name="P72">Positive zero byte: 0000 0000</text:p>
                </text:list-item>
                <text:list-item>
                  <text:p text:style-name="P72">Negative zero byte: 1000 0000</text:p>
                </text:list-item>
              </text:list>
            </text:list-item>
          </text:list>
        </text:list-item>
      </text:list>
      <text:p text:style-name="P20"/>
      <text:h text:style-name="P35" text:outline-level="1">One’s Complement</text:h>
      <text:p text:style-name="P19">The One’s Complement of a binary bit is as follows.</text:p>
      <text:list xml:id="list2401476525" text:style-name="L13">
        <text:list-item>
          <text:p text:style-name="P65">0 → 1</text:p>
        </text:list-item>
        <text:list-item>
          <text:p text:style-name="P65">1 → 0</text:p>
        </text:list-item>
      </text:list>
      <text:p text:style-name="P19">We can use the one’s complement of a number to be its negative representation</text:p>
      <text:list xml:id="list2424995949" text:style-name="L14">
        <text:list-item>
          <text:p text:style-name="P66">The MSB is also a sign bit. So as with signed magnitude, positive numbers will start with a 0 and negative numbers will start with a 1.</text:p>
        </text:list-item>
      </text:list>
      <text:p text:style-name="P21"><text:span text:style-name="T26">-14</text:span><text:span text:style-name="T27">10 </text:span><text:span text:style-name="T25">in 5</text:span><text:span text:style-name="T19">-</text:span><text:span text:style-name="T25">bit one’s complement?</text:span></text:p>
      <text:list xml:id="list3186230117" text:style-name="L15">
        <text:list-item>
          <text:p text:style-name="P77">14 → 1110 → 01110 → 10001 → -14</text:p>
        </text:list-item>
      </text:list>
      <text:p text:style-name="P23">6<text:span text:style-name="T20">10 </text:span><text:span text:style-name="T11">in 6-bit one’s complement</text:span></text:p>
      <text:list xml:id="list3136453524" text:style-name="L16">
        <text:list-item>
          <text:p text:style-name="P48">6 → 110 → 0110 → +6</text:p>
        </text:list-item>
      </text:list>
      <text:p text:style-name="P23"><text:span text:style-name="T11">11010</text:span><text:span text:style-name="T20">2</text:span><text:span text:style-name="T11"> <text:s/>in decimal?</text:span></text:p>
      <text:list xml:id="list1210075020" text:style-name="L17">
        <text:list-item>
          <text:p text:style-name="P88"><text:span text:style-name="T11">It’s a negative, so we need to flip the bits. Therefore </text:span><text:span text:style-name="T14">00101 → -5</text:span></text:p>
        </text:list-item>
      </text:list>
      <text:p text:style-name="P17"><text:span text:style-name="T11">01010</text:span><text:span text:style-name="T20">2</text:span><text:span text:style-name="T11"> in decimal?</text:span></text:p>
      <text:list xml:id="list1807138084" text:style-name="L18">
        <text:list-item>
          <text:p text:style-name="P89"><text:span text:style-name="T17">It’s positive, so we don’t need to flip the bits. Therefore, </text:span><text:span text:style-name="T14">01010 → +10</text:span></text:p>
        </text:list-item>
      </text:list>
      <text:p text:style-name="P68">Advantages</text:p>
      <text:list xml:id="list3711171064" text:style-name="L19">
        <text:list-item>
          <text:p text:style-name="P71"><text:span text:style-name="T11">Addition using one’s complement is easy, therefore </text:span><text:span text:style-name="T13">simple circuits</text:span></text:p>
        </text:list-item>
      </text:list>
      <text:p text:style-name="P73">Disadvantages</text:p>
      <text:list xml:id="list984133181" text:style-name="L20">
        <text:list-item>
          <text:p text:style-name="P74">There are still two representations of 0.</text:p>
          <text:list>
            <text:list-item>
              <text:p text:style-name="P74">Positive zero byte: 0000 0000</text:p>
            </text:list-item>
            <text:list-item>
              <text:p text:style-name="P74">Negative zero byte: 1111 1111</text:p>
            </text:list-item>
          </text:list>
        </text:list-item>
      </text:list>
      <text:h text:style-name="P32" text:outline-level="1">Two’s Complement</text:h>
      <text:p text:style-name="P78">In two’s complement, the MSB is negative.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6">-<text:span text:style-name="T28">8</text:span></text:p>
          </table:table-cell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5<text:span text:style-name="T20">10</text:span></text:p>
          </table:table-cell>
        </table:table-row>
        <table:table-row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6">-<text:span text:style-name="T28">3</text:span><text:span text:style-name="T23">10</text:span></text:p>
          </table:table-cell>
        </table:table-row>
      </table:table>
      <text:p text:style-name="P78">Notice that as with one’s complement, positive numbers in two’s complement start with 0.</text:p>
      <text:list xml:id="list4074560314" text:style-name="L21">
        <text:list-item>
          <text:p text:style-name="P84"><text:span text:style-name="T13">Positive decimals</text:span><text:span text:style-name="T11"> can be converted to two’s complement by converting the decimal to unsigned binary, and adding a leading bit with the value 0.</text:span></text:p>
        </text:list-item>
        <text:list-item>
          <text:p text:style-name="P84"><text:span text:style-name="T13">Negative decimals</text:span><text:span text:style-name="T11"> can be converted to two’s complement by converting the decimal to one’s complement, and then adding “1” to the same value.</text:span></text:p>
        </text:list-item>
      </text:list>
      <text:p text:style-name="P79">101001 to decimal?</text:p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6">-<text:span text:style-name="T29">32</text:span></text:p>
          </table:table-cell>
          <table:table-cell table:style-name="Table4.A1" office:value-type="string">
            <text:p text:style-name="P7">16</text:p>
          </table:table-cell>
          <table:table-cell table:style-name="Table4.A1" office:value-type="string">
            <text:p text:style-name="P7">8</text:p>
          </table:table-cell>
          <table:table-cell table:style-name="Table4.A1" office:value-type="string">
            <text:p text:style-name="P7">4</text:p>
          </table:table-cell>
          <table:table-cell table:style-name="Table4.A1" office:value-type="string">
            <text:p text:style-name="P7">2</text:p>
          </table:table-cell>
          <table:table-cell table:style-name="Table4.A1" office:value-type="string">
            <text:p text:style-name="P7">1</text:p>
          </table:table-cell>
        </table:table-row>
        <table:table-row>
          <table:table-cell table:style-name="Table4.A1" office:value-type="string">
            <text:p text:style-name="P7">1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1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0</text:p>
          </table:table-cell>
          <table:table-cell table:style-name="Table4.A1" office:value-type="string">
            <text:p text:style-name="P7">1</text:p>
          </table:table-cell>
        </table:table-row>
      </table:table>
      <text:p text:style-name="P82"/>
      <text:list xml:id="list2772493398" text:style-name="L22">
        <text:list-item>
          <text:p text:style-name="P83">-32 + 8 + 1 <text:tab/>= <text:s/>-23</text:p>
        </text:list-item>
      </text:list>
      <text:p text:style-name="P22"><text:span text:style-name="T11">+11</text:span><text:span text:style-name="T20">2</text:span><text:span text:style-name="T11"> to two’s complement?</text:span></text:p>
      <text:list xml:id="list103458650" text:style-name="L23">
        <text:list-item>
          <text:p text:style-name="P86"><text:span text:style-name="T11">11</text:span><text:span text:style-name="T20">10</text:span><text:span text:style-name="T11"> → 1011 → 01011</text:span></text:p>
        </text:list-item>
      </text:list>
      <text:p text:style-name="P79">-13 in two’s complement?</text:p>
      <text:list xml:id="list2461677666" text:style-name="L24">
        <text:list-item>
          <text:p text:style-name="P87"><text:span text:style-name="T11">13</text:span><text:span text:style-name="T20">10 </text:span><text:span text:style-name="T11">→ 1101 → 0010 → 10010 → 10011</text:span></text:p>
        </text:list-item>
      </text:list>
      <text:p text:style-name="P69">Advantages:</text:p>
      <text:list xml:id="list2527502423" text:style-name="L25">
        <text:list-item>
          <text:p text:style-name="P70">No bits with special meanings, therefore simple circuits.</text:p>
          <text:list>
            <text:list-item>
              <text:p text:style-name="P70">The same hardware can be used to perform both signed and unsigned arithmetic</text:p>
            </text:list-item>
          </text:list>
        </text:list-item>
        <text:list-item>
          <text:p text:style-name="P70">A single representation of zero</text:p>
          <text:list>
            <text:list-item>
              <text:p text:style-name="P70">0000 0000</text:p>
            </text:list-item>
          </text:list>
        </text:list-item>
      </text:list>
      <text:p text:style-name="P75">Disadvantages:</text:p>
      <text:list xml:id="list712326024" text:style-name="L26">
        <text:list-item>
          <text:p text:style-name="P76">None. Hence this is the most widely used format in modern computer systems.</text:p>
        </text:list-item>
      </text:list>
      <text:p text:style-name="P75"/>
      <text:h text:style-name="P30" text:outline-level="1"/>
      <text:h text:style-name="P36" text:outline-level="1">Hexadecimal</text:h>
      <text:p text:style-name="P24">When binary numbers become moderately large they become very difficult to read. Hexadecimal is base-16, so we need 16 digits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Decimal Value</text:p>
          </table:table-cell>
          <table:table-cell table:style-name="Table5.A1" office:value-type="string">
            <text:p text:style-name="P9">Hexadecimal Character</text:p>
          </table:table-cell>
        </table:table-row>
        <table:table-row>
          <table:table-cell table:style-name="Table5.A1" office:value-type="string">
            <text:p text:style-name="P8">0-9</text:p>
          </table:table-cell>
          <table:table-cell table:style-name="Table5.A1" office:value-type="string">
            <text:p text:style-name="P8">0-9</text:p>
          </table:table-cell>
        </table:table-row>
        <table:table-row>
          <table:table-cell table:style-name="Table5.A1" office:value-type="string">
            <text:p text:style-name="P8">10</text:p>
          </table:table-cell>
          <table:table-cell table:style-name="Table5.A1" office:value-type="string">
            <text:p text:style-name="P8">A</text:p>
          </table:table-cell>
        </table:table-row>
        <table:table-row>
          <table:table-cell table:style-name="Table5.A1" office:value-type="string">
            <text:p text:style-name="P8">11</text:p>
          </table:table-cell>
          <table:table-cell table:style-name="Table5.A1" office:value-type="string">
            <text:p text:style-name="P8">B</text:p>
          </table:table-cell>
        </table:table-row>
        <table:table-row>
          <table:table-cell table:style-name="Table5.A1" office:value-type="string">
            <text:p text:style-name="P8">12</text:p>
          </table:table-cell>
          <table:table-cell table:style-name="Table5.A1" office:value-type="string">
            <text:p text:style-name="P8">C</text:p>
          </table:table-cell>
        </table:table-row>
        <table:table-row>
          <table:table-cell table:style-name="Table5.A1" office:value-type="string">
            <text:p text:style-name="P8">13</text:p>
          </table:table-cell>
          <table:table-cell table:style-name="Table5.A1" office:value-type="string">
            <text:p text:style-name="P8">D</text:p>
          </table:table-cell>
        </table:table-row>
        <table:table-row>
          <table:table-cell table:style-name="Table5.A1" office:value-type="string">
            <text:p text:style-name="P8">14</text:p>
          </table:table-cell>
          <table:table-cell table:style-name="Table5.A1" office:value-type="string">
            <text:p text:style-name="P8">E</text:p>
          </table:table-cell>
        </table:table-row>
        <table:table-row>
          <table:table-cell table:style-name="Table5.A1" office:value-type="string">
            <text:p text:style-name="P8">15</text:p>
          </table:table-cell>
          <table:table-cell table:style-name="Table5.A1" office:value-type="string">
            <text:p text:style-name="P8">F</text:p>
          </table:table-cell>
        </table:table-row>
      </table:table>
      <text:p text:style-name="P24"/>
      <text:p text:style-name="P80">It’s easy to convert from binary to hexadecimal and back.</text:p>
      <text:p text:style-name="P80">To convert a binary number to hexadecimal:</text:p>
      <text:list xml:id="list2978406786" text:style-name="L27">
        <text:list-item>
          <text:p text:style-name="P81">Group the number in nybbles</text:p>
        </text:list-item>
        <text:list-item>
          <text:p text:style-name="P81">Convert each separate nybble to decimal</text:p>
        </text:list-item>
        <text:list-item>
          <text:p text:style-name="P81">Each nybble now translates to one hexadecimal character</text:p>
          <text:list>
            <text:list-item>
              <text:p text:style-name="P85"><text:span text:style-name="T11">100111011110</text:span><text:span text:style-name="T20">2</text:span><text:span text:style-name="T11"> = 9DE</text:span><text:span text:style-name="T20">16</text:span></text:p>
            </text:list-item>
          </text:list>
        </text:list-item>
      </text:list>
      <text:h text:style-name="P31" text:outline-level="1">Why binary?</text:h>
      <text:p text:style-name="P24">Modern computers almost always use binary to represent values. Why? </text:p>
      <text:p text:style-name="P24">Why do humans use base-10?</text:p>
      <text:list xml:id="list1228284136" text:style-name="L28">
        <text:list-item>
          <text:p text:style-name="P90">10 digits for 10 fingers</text:p>
        </text:list-item>
        <text:list-item>
          <text:p text:style-name="P90">Some cultures have used different numbering systems. For examples, Mayans used a vigesimal numbering system (base-20). However, it has become dominant to use base-10.</text:p>
        </text:list-item>
      </text:list>
      <text:p text:style-name="P25">Similarly, computers are made of transistors, which have an on and off state. It’s easy to map these binary values to 1 and 0.</text:p>
      <text:p text:style-name="P25">It’s also efficient for computing the logic of computation (e.g.: boolean logic)</text:p>
      <text:list xml:id="list2195400599" text:style-name="L29">
        <text:list-item>
          <text:p text:style-name="P91">Before the discovery of electricity, mechanical computers used cogs and gears instead of electronic transistors. Mechanical computers commonly used decimal or ternary (base-3).</text:p>
        </text:list-item>
        <text:list-item>
          <text:p text:style-name="P91">Quantum computers don’t use transistors, and quantum logic doesn’t consider two states like boolean logic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4b31d"/>
    </style:style>
    <style:style style:name="MP2" style:family="paragraph" style:parent-style-name="Footer">
      <style:text-properties officeooo:paragraph-rsid="0014b31d"/>
    </style:style>
    <style:style style:name="MT1" style:family="text">
      <style:text-properties officeooo:rsid="00171d27"/>
    </style:style>
    <style:style style:name="MT2" style:family="text">
      <style:text-properties officeooo:rsid="0014b31d"/>
    </style:style>
    <style:style style:name="MT3" style:family="text">
      <style:text-properties officeooo:rsid="001bd473"/>
    </style:style>
    <style:style style:name="MT4" style:family="text">
      <style:text-properties officeooo:rsid="00185a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</text:span><text:span text:style-name="MT2">CS1</text:span><text:span text:style-name="MT1"><text:tab/></text:span><text:span text:style-name="MT2">Computer Systems 1</text:span><text:span text:style-name="MT1"><text:tab/></text:span><text:span text:style-name="MT3">05</text:span><text:span text:style-name="MT1">/</text:span><text:span text:style-name="MT3">10</text:span><text:span text:style-name="MT1">/2020</text:span></text:p>
      </style:header>
      <style:footer>
        <text:p text:style-name="MP2"><text:span text:style-name="MT4">Aaron Patrick Monte<text:tab/></text:span><text:span text:style-name="MT3">Binary 1</text:span><text:span text:style-name="MT4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09:12:26.690436970</meta:creation-date>
    <dc:date>2020-10-16T14:27:47.606651654</dc:date>
    <meta:editing-duration>PT29M11S</meta:editing-duration>
    <meta:editing-cycles>5</meta:editing-cycles>
    <meta:generator>LibreOffice/6.4.6.2$Linux_X86_64 LibreOffice_project/40$Build-2</meta:generator>
    <meta:document-statistic meta:table-count="5" meta:image-count="0" meta:object-count="0" meta:page-count="7" meta:paragraph-count="196" meta:word-count="1490" meta:character-count="7328" meta:non-whitespace-character-count="6100"/>
  </office:meta>
</office:document-meta>
</file>